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ndale Sans UI1" svg:font-family="'Andale Sans UI'" style:font-family-generic="system" style:font-pitch="variable"/>
    <style:font-face style:name="Lucidasans1" svg:font-family="Lucidasans" style:font-family-generic="system" style:font-pitch="variable"/>
  </office:font-face-decls>
  <office:automatic-styles>
    <style:style style:name="P1" style:family="paragraph">
      <style:paragraph-properties fo:text-align="center"/>
    </style:style>
    <style:style style:name="T1" style:family="text">
      <style:text-properties fo:color="#2300d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Run ScriptSelector"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criptSelector.ScriptSelector.show?language=Java&amp;location=user:uno_packages/ScriptSelector.ox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ext:span text:style-name="Strong_20_Emphasis">ScriptSelector.oxt</text:span> package has to be installed before you can use the script!</text:p>
      <text:p text:style-name="Standard">If the package is installed you can either run the script directly by using <text:span text:style-name="Emphasis"><text:span text:style-name="T1">Tools -&gt; Macros -&gt; Run Macro -&gt; My Macros -&gt; ScriptSelector.oxt -&gt; ScriptSelector -&gt; ScriptSelector.show</text:span></text:span><text:span text:style-name="T1"> </text:span>or you can press the run button.</text:p>
      <text:p text:style-name="Standard">When you interested in how the macro is bind to the button, you should move in the “Form Design Mode” by using the “Controls” toolbar and switching “Design Mode On”. Right click the button, choose “Control...” and switch to the “Event” tab page.</text:p>
      <text:p text:style-name="Standard"><draw:control text:anchor-type="paragraph" draw:z-index="0" draw:style-name="gr1" draw:text-style-name="P1" svg:width="1.5004in" svg:height="0.3634in" svg:x="2.0902in" svg:y="0.2945in" draw:control="contro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ndale Sans UI1" svg:font-family="'Andale Sans UI'" style:font-family-generic="system" style:font-pitch="variable"/>
    <style:font-face style:name="Lucidasans1"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1"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99$Build-9106$CWS-jsc17</meta:generator>
    <meta:creation-date>2005-01-20T15:22:46</meta:creation-date>
    <dc:date>2007-01-24T10:45:25</dc:date>
    <dc:language>en-US</dc:language>
    <meta:editing-cycles>10</meta:editing-cycles>
    <meta:editing-duration>PT39M56S</meta:editing-duration>
    <meta:user-defined meta:name="Info 1"/>
    <meta:user-defined meta:name="Info 2"/>
    <meta:user-defined meta:name="Info 3"/>
    <meta:user-defined meta:name="Info 4"/>
    <meta:document-statistic meta:table-count="0" meta:image-count="0" meta:object-count="0" meta:page-count="1" meta:paragraph-count="3" meta:word-count="86" meta:character-count="539"/>
  </office:meta>
</office:document-meta>
</file>